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ndale Mono" svg:font-family="'Andale Mono'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line-height="115%" fo:text-align="center" style:justify-single-word="false" style:page-number="auto"/>
      <style:text-properties officeooo:rsid="002e1435" officeooo:paragraph-rsid="00062312"/>
    </style:style>
    <style:style style:name="P2" style:family="paragraph" style:parent-style-name="Standard">
      <style:paragraph-properties fo:line-height="100%" fo:text-align="center" style:justify-single-word="false"/>
      <style:text-properties fo:font-weight="bold" officeooo:rsid="002ec6af" officeooo:paragraph-rsid="00062312" style:font-weight-asian="bold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fo:font-weight="bold" officeooo:paragraph-rsid="00062312" style:font-weight-asian="bold" style:font-weight-complex="bold"/>
    </style:style>
    <style:style style:name="P4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style:font-name="Andale Mono" fo:font-size="14pt" fo:font-weight="bold" officeooo:paragraph-rsid="00062312" style:font-size-asian="14pt" style:font-weight-asian="bold" style:font-size-complex="14pt"/>
    </style:style>
    <style:style style:name="P5" style:family="paragraph" style:parent-style-name="Normal_20__28_Web_29_" style:list-style-name="WWNum2">
      <style:paragraph-properties fo:margin-top="0cm" fo:margin-bottom="0cm" loext:contextual-spacing="false" fo:line-height="150%" fo:text-align="justify" style:justify-single-word="false"/>
      <style:text-properties style:font-name="Andale Mono" fo:font-size="14pt" officeooo:paragraph-rsid="00062312" style:font-size-asian="14pt" style:font-size-complex="14pt"/>
    </style:style>
    <style:style style:name="P6" style:family="paragraph" style:parent-style-name="Normal_20__28_Web_29_" style:list-style-name="WWNum2">
      <style:paragraph-properties fo:margin-top="0cm" fo:margin-bottom="0cm" loext:contextual-spacing="false" fo:line-height="150%" fo:text-align="justify" style:justify-single-word="false"/>
      <style:text-properties style:font-name="Andale Mono" fo:font-size="14pt" officeooo:rsid="000928e1" officeooo:paragraph-rsid="000928e1" style:font-size-asian="14pt" style:font-size-complex="14pt"/>
    </style:style>
    <style:style style:name="P7" style:family="paragraph" style:parent-style-name="Normal_20__28_Web_29_">
      <style:paragraph-properties fo:margin-top="0.423cm" fo:margin-bottom="0cm" loext:contextual-spacing="false" fo:line-height="150%" fo:text-align="justify" style:justify-single-word="false"/>
      <style:text-properties style:font-name="Andale Mono" fo:font-size="14pt" officeooo:paragraph-rsid="00062312" style:font-size-asian="14pt" style:font-size-complex="14pt"/>
    </style:style>
    <style:style style:name="T1" style:family="text">
      <style:text-properties officeooo:rsid="002ec6af"/>
    </style:style>
    <style:style style:name="T2" style:family="text">
      <style:text-properties fo:font-weight="bold" officeooo:rsid="001c38bd" style:font-weight-asian="bold" style:font-weight-complex="bold"/>
    </style:style>
    <style:style style:name="T3" style:family="text">
      <style:text-properties officeooo:rsid="001c38bd"/>
    </style:style>
    <style:style style:name="T4" style:family="text">
      <style:text-properties officeooo:rsid="0007a3bf"/>
    </style:style>
    <style:style style:name="T5" style:family="text">
      <style:text-properties officeooo:rsid="00095658"/>
    </style:style>
    <style:style style:name="T6" style:family="text">
      <style:text-properties style:text-position="super 58%" officeooo:rsid="00095658"/>
    </style:style>
    <style:style style:name="T7" style:family="text">
      <style:text-properties style:text-position="0% 100%"/>
    </style:style>
    <style:style style:name="T8" style:family="text">
      <style:text-properties officeooo:rsid="000994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ROFESSOR IYA ABUBAKAR COMMUNITY RESOURCE CENTRE (CRC)</text:h>
      <text:p text:style-name="P2">WEB DESIGN PROJECT QUESTION</text:p>
      <text:p text:style-name="P3"><text:span text:style-name="T1">JUNE, 2018</text:span></text:p>
      <text:p text:style-name="P7"><text:span text:style-name="T2">Codifiable IT Solutions </text:span><text:span text:style-name="T3">(CITS)</text:span> is a newly <text:span text:style-name="T3">inaugurated</text:span> company based in <text:span text:style-name="T3">B</text:span>auchi. The company wants to focus on software development <text:span text:style-name="T3">(web, mobile &amp; desktop)</text:span> and supplies of hardware and software products. Being new in such businesses, the company wants to compete <text:span text:style-name="T3">vigorously</text:span> with existing competitors such as <text:span text:style-name="T3">Savanna ITS</text:span>, Galaxy, InterLinks, <text:span text:style-name="T3">Flexisaf</text:span>, etc. on one hand and Google, Microsoft, <text:span text:style-name="T3">Facebook</text:span>, Apple, etc. on the other hand. Therefore, a decision was reached at the top management meeting to have a global presence with the aim of<text:span text:style-name="T3"> </text:span>targeting the local market. The most <text:span text:style-name="T3">effective</text:span> way identified is to have a powerful, <text:span text:style-name="T3">visually </text:span>attractive website, built <text:span text:style-name="T3">using modern design techniques</text:span>.</text:p>
      <text:p text:style-name="P4">Requirements</text:p>
      <text:list xml:id="list2214622168" text:style-name="WWNum2">
        <text:list-item>
          <text:p text:style-name="P5"><text:span text:style-name="T4">Design a website for CITS based on the requirements mentioned above.</text:span> </text:p>
        </text:list-item>
        <text:list-item>
          <text:p text:style-name="P6">Create a Git<text:span text:style-name="T8">H</text:span>ub repository for your project for monitoring would be done based on the number of commits per period.</text:p>
        </text:list-item>
        <text:list-item>
          <text:p text:style-name="P6">You must publish your repository as website on Git<text:span text:style-name="T8">H</text:span>ub and forward the site address with your full name to the following email address: <text:a xlink:type="simple" xlink:href="mailto:himamman@gmail.com" text:style-name="Internet_20_link" text:visited-style-name="Visited_20_Internet_20_Link">himamman@gmail.com</text:a> <text:span text:style-name="T5">on or before 26</text:span><text:span text:style-name="T6">th</text:span><text:span text:style-name="T5"> June, 2018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ndale Mono" svg:font-family="'Andale Mono'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191cm" fo:margin-right="1.18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09:30:38.967028473</meta:creation-date>
    <dc:date>2018-06-07T10:17:05.732830752</dc:date>
    <meta:editing-duration>PT26M3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1" meta:paragraph-count="8" meta:word-count="185" meta:character-count="1163" meta:non-whitespace-character-count="988"/>
  </office:meta>
</office:document-meta>
</file>